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row>
          <mover accent="true">
            <mi>q</mi>
            <mo stretchy="false">̄</mo>
          </mover>
        </mrow>
        <mi>j</mi>
      </msub>
      <mrow>
        <mi/>
        <mo stretchy="false">=</mo>
        <mi/>
      </mrow>
      <mfrac>
        <mrow>
          <mo stretchy="false">∂</mo>
          <msub>
            <mi>F</mi>
            <mn>2</mn>
          </msub>
        </mrow>
        <mrow>
          <mo stretchy="false">∂</mo>
          <msub>
            <mrow>
              <mover accent="true">
                <mi>p</mi>
                <mo stretchy="false">̄</mo>
              </mover>
            </mrow>
            <mi>j</mi>
          </msub>
        </mrow>
      </mfrac>
      <mrow>
        <mi/>
        <mo stretchy="false">=</mo>
        <mi/>
      </mrow>
      <msub>
        <mi>f</mi>
        <mi>j</mi>
      </msub>
      <mrow>
        <mo stretchy="false">(</mo>
        <mrow>
          <mstyle mathvariant="bold">
            <mrow>
              <mi>q</mi>
            </mrow>
          </mstyle>
          <mi>,</mi>
          <mi>t</mi>
        </mrow>
        <mo stretchy="false">)</mo>
      </mrow>
    </mrow>
    <annotation encoding="StarMath 5.0">{bar q}_j `=` {partial F_2} over {partial {bar p}_j} `=` f_j ( bold q , t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4T14:44:56.980000000</meta:creation-date>
    <meta:generator>LibreOffice/4.1.4.2$Windows_x86 LibreOffice_project/0a0440ccc0227ad9829de5f46be37cfb6edcf72</meta:generator>
  </office:meta>
</office:document-meta>
</file>